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currency" office:currency="USD" office:value="0.01" calcext:value-type="currency">
            <text:p>$0.01</text:p>
          </table:table-cell>
          <table:table-cell office:value-type="currency" office:currency="USD" office:value="1000" calcext:value-type="currency">
            <text:p>$1,000.00</text:p>
          </table:table-cell>
          <table:table-cell/>
          <table:table-cell table:style-name="ce1" table:formula="of:=AVERAGE([.B3:.C15])" office:value-type="currency" office:currency="USD" office:value="131477.538846154" calcext:value-type="currency">
            <text:p>$131,477.54</text:p>
          </table:table-cell>
          <table:table-cell table:formula="of:=63500" office:value-type="float" office:value="63500" calcext:value-type="float">
            <text:p>63500</text:p>
          </table:table-cell>
          <table:table-cell table:formula="of:=[.F3]/[.E3]" office:value-type="float" office:value="0.482972229000297" calcext:value-type="float">
            <text:p>0.482972229</text:p>
          </table:table-cell>
        </table:table-row>
        <table:table-row table:style-name="ro1">
          <table:table-cell/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5000" calcext:value-type="currency">
            <text:p>$5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10000" calcext:value-type="currency">
            <text:p>$1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25000" calcext:value-type="currency">
            <text:p>$25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50000" calcext:value-type="currency">
            <text:p>$5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75000" calcext:value-type="currency">
            <text:p>$75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100000" calcext:value-type="currency">
            <text:p>$10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000" calcext:value-type="currency">
            <text:p>$20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300000" calcext:value-type="currency">
            <text:p>$30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400000" calcext:value-type="currency">
            <text:p>$40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400" calcext:value-type="currency">
            <text:p>$400.00</text:p>
          </table:table-cell>
          <table:table-cell office:value-type="currency" office:currency="USD" office:value="500000" calcext:value-type="currency">
            <text:p>$50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750000" calcext:value-type="currency">
            <text:p>$750,000.00</text:p>
          </table:table-cell>
          <table:table-cell table:number-columns-repeated="4"/>
        </table:table-row>
        <table:table-row table:style-name="ro1">
          <table:table-cell/>
          <table:table-cell office:value-type="currency" office:currency="USD" office:value="750" calcext:value-type="currency">
            <text:p>$750.00</text:p>
          </table:table-cell>
          <table:table-cell office:value-type="currency" office:currency="USD" office:value="1000000" calcext:value-type="currency">
            <text:p>$1,000,000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38:27.312372752</meta:creation-date>
    <dc:date>2019-09-10T12:00:20.868473553</dc:date>
    <meta:editing-duration>PT11M53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